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Mono" svg:font-family="'DejaVu Sans Mono'" style:font-family-generic="modern" style:font-pitch="fixed"/>
    <style:font-face style:name="DejaVu Sans1" svg:font-family="'DejaVu Sans'"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style:text-autospace="none">
        <style:tab-stops/>
      </style:paragraph-properties>
    </style:style>
    <style:style style:name="P2" style:family="paragraph" style:parent-style-name="Standard">
      <style:paragraph-properties fo:text-align="justify" style:justify-single-word="false" style:text-autospace="none"/>
      <style:text-properties style:font-name="DejaVu Sans" officeooo:paragraph-rsid="00175d82"/>
    </style:style>
    <style:style style:name="P3" style:family="paragraph" style:parent-style-name="Standard">
      <style:paragraph-properties fo:text-align="center" style:justify-single-word="false"/>
      <style:text-properties style:font-name="DejaVu San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DejaVu Sans" fo:font-weight="bold" style:font-weight-asian="bold" style:font-weight-complex="bold"/>
    </style:style>
    <style:style style:name="P5" style:family="paragraph" style:parent-style-name="Standard">
      <style:paragraph-properties style:text-autospace="none">
        <style:tab-stops/>
      </style:paragraph-properties>
      <style:text-properties style:font-name="DejaVu Sans" fo:font-weight="bold" style:font-weight-asian="bold" style:font-weight-complex="bold"/>
    </style:style>
    <style:style style:name="P6" style:family="paragraph" style:parent-style-name="Standard">
      <style:paragraph-properties style:text-autospace="none"/>
      <style:text-properties style:font-name="DejaVu Sans" fo:font-weight="bold" style:font-weight-asian="bold" style:font-weight-complex="bold"/>
    </style:style>
    <style:style style:name="P7" style:family="paragraph" style:parent-style-name="Standard">
      <style:paragraph-properties style:text-autospace="none">
        <style:tab-stops/>
      </style:paragraph-properties>
      <style:text-properties style:font-name="DejaVu Sans"/>
    </style:style>
    <style:style style:name="P8" style:family="paragraph" style:parent-style-name="Standard">
      <style:paragraph-properties style:text-autospace="none">
        <style:tab-stops>
          <style:tab-stop style:position="7.62cm" style:type="right"/>
        </style:tab-stops>
      </style:paragraph-properties>
      <style:text-properties style:font-name="DejaVu Sans"/>
    </style:style>
    <style:style style:name="P9" style:family="paragraph" style:parent-style-name="Standard">
      <style:paragraph-properties style:text-autospace="none"/>
      <style:text-properties style:font-name="DejaVu Sans"/>
    </style:style>
    <style:style style:name="P10" style:family="paragraph" style:parent-style-name="Standard">
      <style:paragraph-properties style:text-autospace="none">
        <style:tab-stops>
          <style:tab-stop style:position="1.746cm"/>
        </style:tab-stops>
      </style:paragraph-properties>
      <style:text-properties style:font-name="DejaVu Sans"/>
    </style:style>
    <style:style style:name="P11" style:family="paragraph" style:parent-style-name="Standard">
      <style:paragraph-properties style:text-autospace="none">
        <style:tab-stops>
          <style:tab-stop style:position="9.208cm" style:type="right"/>
        </style:tab-stops>
      </style:paragraph-properties>
      <style:text-properties style:font-name="DejaVu Sans"/>
    </style:style>
    <style:style style:name="P12" style:family="paragraph" style:parent-style-name="Standard">
      <style:paragraph-properties style:text-autospace="none">
        <style:tab-stops>
          <style:tab-stop style:position="9.208cm" style:type="right"/>
          <style:tab-stop style:position="9.525cm" style:type="right"/>
        </style:tab-stops>
      </style:paragraph-properties>
      <style:text-properties style:font-name="DejaVu Sans"/>
    </style:style>
    <style:style style:name="P13" style:family="paragraph" style:parent-style-name="Standard">
      <style:paragraph-properties style:text-autospace="none">
        <style:tab-stops>
          <style:tab-stop style:position="0.635cm"/>
        </style:tab-stops>
      </style:paragraph-properties>
      <style:text-properties style:font-name="DejaVu Sans"/>
    </style:style>
    <style:style style:name="P14" style:family="paragraph" style:parent-style-name="Standard" style:list-style-name="L2">
      <style:paragraph-properties fo:margin-left="0cm" fo:margin-right="0cm" fo:text-align="justify" style:justify-single-word="false" fo:text-indent="0cm" style:auto-text-indent="false" style:text-autospace="none">
        <style:tab-stops/>
      </style:paragraph-properties>
      <style:text-properties style:font-name="DejaVu Sans" officeooo:paragraph-rsid="001a1083"/>
    </style:style>
    <style:style style:name="P15" style:family="paragraph" style:parent-style-name="Standard">
      <style:paragraph-properties fo:margin-left="0cm" fo:margin-right="0cm" fo:text-indent="0cm" style:auto-text-indent="false" style:text-autospace="none">
        <style:tab-stops>
          <style:tab-stop style:position="0.635cm"/>
        </style:tab-stops>
      </style:paragraph-properties>
      <style:text-properties style:font-name="DejaVu Sans"/>
    </style:style>
    <style:style style:name="P16" style:family="paragraph" style:parent-style-name="Standard">
      <style:paragraph-properties fo:margin-left="0cm" fo:margin-right="0cm" fo:text-indent="0cm" style:auto-text-indent="false" style:text-autospace="none">
        <style:tab-stops>
          <style:tab-stop style:position="0.635cm"/>
        </style:tab-stops>
      </style:paragraph-properties>
      <style:text-properties style:font-name="DejaVu Sans" officeooo:paragraph-rsid="001dcfe4"/>
    </style:style>
    <style:style style:name="P17" style:family="paragraph" style:parent-style-name="Standard" style:list-style-name="L3">
      <style:paragraph-properties fo:margin-left="0cm" fo:margin-right="0cm" fo:text-indent="0cm" style:auto-text-indent="false" style:text-autospace="none">
        <style:tab-stops>
          <style:tab-stop style:position="0.635cm"/>
        </style:tab-stops>
      </style:paragraph-properties>
      <style:text-properties style:font-name="DejaVu Sans"/>
    </style:style>
    <style:style style:name="P18" style:family="paragraph" style:parent-style-name="Standard" style:list-style-name="L2">
      <style:paragraph-properties fo:margin-left="0.635cm" fo:margin-right="0cm" fo:text-align="justify" style:justify-single-word="false" fo:text-indent="-0.635cm" style:auto-text-indent="false" style:text-autospace="none">
        <style:tab-stops/>
      </style:paragraph-properties>
      <style:text-properties style:font-name="DejaVu Sans" officeooo:paragraph-rsid="001a1083"/>
    </style:style>
    <style:style style:name="P19" style:family="paragraph" style:parent-style-name="Standard">
      <style:paragraph-properties fo:margin-left="0.635cm" fo:margin-right="0cm" fo:text-indent="-0.635cm" style:auto-text-indent="false" style:text-autospace="none">
        <style:tab-stops/>
      </style:paragraph-properties>
      <style:text-properties style:font-name="DejaVu Sans"/>
    </style:style>
    <style:style style:name="P20" style:family="paragraph" style:parent-style-name="Standard" style:master-page-name="Standard">
      <style:paragraph-properties fo:text-align="center" style:justify-single-word="false" style:page-number="auto"/>
      <style:text-properties style:font-name="DejaVu Sans" fo:font-size="14pt" fo:font-weight="bold" style:font-size-asian="14pt" style:font-weight-asian="bold" style:font-size-complex="14pt" style:font-weight-complex="bold"/>
    </style:style>
    <style:style style:name="P21" style:family="paragraph" style:parent-style-name="Standard">
      <style:paragraph-properties fo:margin-left="1.27cm" fo:margin-right="0cm" fo:text-indent="0cm" style:auto-text-indent="false" style:text-autospace="none"/>
      <style:text-properties style:font-name="DejaVu Sans"/>
    </style:style>
    <style:style style:name="P22" style:family="paragraph" style:parent-style-name="Standard">
      <style:paragraph-properties fo:margin-left="1.27cm" fo:margin-right="0cm" fo:text-indent="-1.27cm" style:auto-text-indent="false" style:text-autospace="none">
        <style:tab-stops/>
      </style:paragraph-properties>
      <style:text-properties style:font-name="DejaVu San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cfe4" style:font-weight-asian="bold" style:font-weight-complex="bold"/>
    </style:style>
    <style:style style:name="T4" style:family="text">
      <style:text-properties style:text-underline-style="none"/>
    </style:style>
    <style:style style:name="T5" style:family="text">
      <style:text-properties style:text-underline-style="none" officeooo:rsid="001897fb"/>
    </style:style>
    <style:style style:name="T6" style:family="text">
      <style:text-properties officeooo:rsid="00175d82"/>
    </style:style>
    <style:style style:name="T7" style:family="text">
      <style:text-properties fo:language="en" fo:country="CA" officeooo:rsid="00175d82" style:font-name-asian="Times" style:font-name-complex="Times"/>
    </style:style>
    <style:style style:name="T8" style:family="text">
      <style:text-properties fo:language="en" fo:country="CA" officeooo:rsid="001a1083" style:font-name-asian="Times" style:font-name-complex="Times"/>
    </style:style>
    <style:style style:name="T9" style:family="text">
      <style:text-properties style:font-name-asian="Times" style:font-name-complex="Times"/>
    </style:style>
    <style:style style:name="T10" style:family="text">
      <style:text-properties style:font-name="DejaVu Sans" fo:font-weight="bold" style:font-weight-asian="bold" style:font-weight-complex="bold"/>
    </style:style>
    <style:style style:name="T11" style:family="text">
      <style:text-properties style:font-name="DejaVu Sans" fo:font-size="12pt" style:font-size-asian="12pt" style:font-size-complex="12pt"/>
    </style:style>
    <style:style style:name="T12" style:family="text">
      <style:text-properties style:font-name="DejaVu Sans" fo:font-size="12pt" officeooo:rsid="00175d82" style:font-size-asian="12pt" style:font-size-complex="12pt"/>
    </style:style>
    <style:style style:name="T13" style:family="text">
      <style:text-properties officeooo:rsid="001897fb"/>
    </style:style>
    <style:style style:name="T14" style:family="text">
      <style:text-properties fo:font-size="10.5pt" fo:language="en" fo:country="CA" officeooo:rsid="00175d82" style:font-name-asian="Times" style:font-size-asian="10.5pt" style:font-name-complex="Times" style:font-size-complex="10.5pt"/>
    </style:style>
    <style:style style:name="T15" style:family="text">
      <style:text-properties fo:font-size="12pt" style:font-size-asian="12pt" style:font-size-complex="12pt"/>
    </style:style>
    <style:style style:name="T16" style:family="text">
      <style:text-properties fo:font-size="12pt" officeooo:rsid="00175d82" style:font-size-asian="12pt" style:font-size-complex="12pt"/>
    </style:style>
    <style:style style:name="T17" style:family="text">
      <style:text-properties fo:font-size="12pt" officeooo:rsid="001d0fed" style:font-size-asian="12pt" style:font-size-complex="12pt"/>
    </style:style>
    <style:style style:name="T18" style:family="text">
      <style:text-properties officeooo:rsid="001a1083"/>
    </style:style>
    <style:style style:name="T19" style:family="text">
      <style:text-properties officeooo:rsid="001d1f93"/>
    </style:style>
    <style:style style:name="T20" style:family="text">
      <style:text-properties officeooo:rsid="001dcfe4"/>
    </style:style>
    <style:style style:name="T21" style:family="text">
      <style:text-properties style:font-weight-asian="bold"/>
    </style:style>
    <style:style style:name="T22" style:family="text">
      <style:text-properties style:font-weight-complex="bold"/>
    </style:style>
    <style:style style:name="T23" style:family="text">
      <style:text-properties fo:font-size="10pt" fo:language="en" fo:country="CA" officeooo:rsid="00175d82" style:font-name-asian="Times" style:font-size-asian="10pt" style:font-name-complex="Times" style:font-size-complex="10pt"/>
    </style:style>
    <style:style style:name="T24" style:family="text">
      <style:text-properties officeooo:rsid="001e4206"/>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EPARTMENT<text:span text:style-name="T13"> of </text:span>MATHEMATICS</text:p>
      <text:p text:style-name="P3">MATH 3820 – Introduction to Mathematical Modelling</text:p>
      <text:p text:style-name="P3"/>
      <text:p text:style-name="P4">Winter 2011 Term</text:p>
      <text:p text:style-name="P5"/>
      <text:p text:style-name="P7"><text:span text:style-name="T2">Instructor</text:span>:<text:span text:style-name="T15"> <text:s/></text:span><text:span text:style-name="T17">Julien</text:span><text:span text:style-name="T15"> Arino</text:span></text:p>
      <text:p text:style-name="P1"><text:span text:style-name="T10">Email:</text:span><text:span text:style-name="T11"> </text:span><text:a xlink:type="simple" xlink:href="mailto:arinoj@cc.umanitoba.ca"><text:span text:style-name="T12">Julien_Arino</text:span></text:a><text:a xlink:type="simple" xlink:href="mailto:arinoj@cc.umanitoba.ca"><text:span text:style-name="T11">@umanitoba.ca</text:span></text:a></text:p>
      <text:p text:style-name="P7"><text:span text:style-name="T2">Office</text:span>:<text:span text:style-name="T15"> <text:s/>43</text:span><text:span text:style-name="T16">6</text:span><text:span text:style-name="T15"> Machray Hall </text:span></text:p>
      <text:p text:style-name="P7"><text:span text:style-name="T2">Phone:</text:span> <text:span text:style-name="T6">(204) </text:span>474-6927</text:p>
      <text:p text:style-name="P7"><text:span text:style-name="T2">Lectures:</text:span> Tuesday and Thursday: 11:30 – 12:45 @ 415 Machray Hall.</text:p>
      <text:p text:style-name="P8"><text:span text:style-name="T2">Office Hours:</text:span> <text:s/>T<text:span text:style-name="T24">BD</text:span> <text:s/></text:p>
      <text:p text:style-name="P21"><text:s/><text:tab/> <text:s/>Other times by appointment only.</text:p>
      <text:p text:style-name="P22"><text:span text:style-name="T2">Text:</text:span><text:tab/>There is no textbook for this course. I will hand out and post on the web material related to the course.</text:p>
      <text:p text:style-name="P9"/>
      <text:p text:style-name="P6">Objectives:</text:p>
      <text:p text:style-name="P9"><text:tab/>1) Introduction to mathematical modelling, the construction and analysis of mathematical models inspired by real life problems. The course will present several modelling techniques and the means to analyze the resulting systems.<text:line-break/><text:tab/>2) Introduction to research. An important component of this course will be the final project.</text:p>
      <text:p text:style-name="P9"/>
      <text:p text:style-name="P10"><text:span text:style-name="T2">Topics:</text:span> <text:s/><text:tab/>Types of models (static, discrete time, continuous time, stochastic) with case studies chosen from population dynamics and other fields yet to be determined.</text:p>
      <text:p text:style-name="P9"/>
      <text:p text:style-name="P11"><text:span text:style-name="T2">Evaluation</text:span>:<text:tab/>Assignments : <text:span text:style-name="T13">25</text:span>%</text:p>
      <text:p text:style-name="P11"><text:tab/>Test : <text:span text:style-name="T13">25</text:span>%</text:p>
      <text:p text:style-name="P11"><text:tab/><text:span text:style-name="T13">Final Examination: 25%</text:span></text:p>
      <text:p text:style-name="P12"><text:tab/><text:span text:style-name="T4"> <text:s/>Modelling project : </text:span><text:span text:style-name="T5">25</text:span><text:span text:style-name="T4">%</text:span></text:p>
      <text:p text:style-name="P11"/>
      <text:p text:style-name="P15"><text:span text:style-name="T13">1</text:span>. The test (t<text:span text:style-name="T20">hree</text:span> hours duration) will take place outside of regular class time, and will be held <text:span text:style-name="T19">early to mid-</text:span><text:span text:style-name="T18">February</text:span>. <text:span text:style-name="T20">It will be open an open book examination.</text:span></text:p>
      <text:p text:style-name="P16"><text:span text:style-name="T20">2. The final will be a take-home examination.</text:span></text:p>
      <text:p text:style-name="P13"><text:span text:style-name="T20">3</text:span>. The project will be chosen by the students from a list provided by the instructor, with possibility for students to work on their own projects (after discussions with and agreement of the instructor). All students must have decided on a project before the end of February. More details will be given about the project throughout the term. </text:p>
      <text:list xml:id="list1096998515" text:style-name="L3">
        <text:list-item>
          <text:p text:style-name="P17">Assignments will be handed out <text:span text:style-name="T19">frequently</text:span>. They will be of two types: regular assignments test understanding of the topics discussed in class; project-related assignments help students set up their projects. <text:span text:style-name="T20">Late assignments </text:span><text:span text:style-name="T3">will not</text:span><text:span text:style-name="T20"> be accepted.</text:span></text:p>
          <text:p text:style-name="P17"><text:soft-page-break/></text:p>
        </text:list-item>
      </text:list>
      <text:list xml:id="list643458715" text:style-name="L2">
        <text:list-header>
          <text:p text:style-name="P14"><text:span text:style-name="T2">Academic Dishonesty Policy</text:span></text:p>
        </text:list-header>
      </text:list>
      <text:p text:style-name="P2"><text:span text:style-name="T9">The Department of Mathematics, the </text:span><text:span text:style-name="T7">Faculty of Science and The University of Manitoba regard acts of academic dishonesty in quizzes, tests, examinations, laboratory reports or assignments as serious offences and may assess a variety of penalties depending on the nature of the offence.</text:span></text:p>
      <text:p text:style-name="P2"><text:span text:style-name="T7"/></text:p>
      <text:p text:style-name="P2"><text:span text:style-name="T7">Acts of academic dishonesty include, but are not limited to bringing unauthorized materials into a test or exam, copying from another individual, using answers provided by tutors, plagiarism, and examination </text:span><text:span text:style-name="T8">im</text:span><text:span text:style-name="T7">personation.</text:span></text:p>
      <text:p text:style-name="P2"><text:span text:style-name="T7"/></text:p>
      <text:p text:style-name="P2"><text:span text:style-name="T7">Note: cell phones, pagers, PDAs, MP3 units or electronic translators are explicitly listed as unauthorized materials, and must not be present during tests or examinations.</text:span></text:p>
      <text:p text:style-name="P2"><text:span text:style-name="T7"/></text:p>
      <text:p text:style-name="P2"><text:span text:style-name="T7">Penalties that may apply, as provided for under the University of Manitoba's Student Discipline By‐Law, range from a grade of zero for the assignment or examination, failure in the course, to expulsion from the University. The Student Discipline By‐Law may be accessed at:</text:span></text:p>
      <text:p text:style-name="P2"><text:a xlink:type="simple" xlink:href="http://umanitoba.ca/admin/governance/governing_documents/students/868.htm"><text:span text:style-name="T23">http://umanitoba.ca/admin/governance/governing_documents/students/868.htm</text:span></text:a></text:p>
      <text:p text:style-name="P2"><text:span text:style-name="T7"/></text:p>
      <text:p text:style-name="P2"><text:span text:style-name="T7">Suggested minimum penalties assessed by the Faculty of Science for acts of academic dishonesty are available on the Faculty of Science web‐page: </text:span></text:p>
      <text:p text:style-name="P2"><text:a xlink:type="simple" xlink:href="http://umanitoba.ca/faculties/science/resources/Discipline__Penalties_Table_Jul09.pdf"><text:span text:style-name="T23">http://umanitoba.ca/faculties/science/resources/Discipline__Penalties_Table_Jul09.pdf</text:span></text:a></text:p>
      <text:p text:style-name="P2"><text:span text:style-name="T7"/></text:p>
      <text:p text:style-name="P2"><text:span text:style-name="T7">All Faculty members (and their teaching assistants) have been instructed to be vigilant and report all incidents of academic dishonesty to the Head of the Depart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Mono" svg:font-family="'DejaVu Sans Mono'" style:font-family-generic="modern" style:font-pitch="fixed"/>
    <style:font-face style:name="DejaVu Sans1" svg:font-family="'DejaVu Sans'" style:font-pitch="variable"/>
    <style:font-face style:name="Times" svg:font-family="Times"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n" fo:country="US" style:font-size-asian="12pt" style:language-asian="en" style:country-asian="US"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creation-date>2006-08-23T11:45:38</meta:creation-date>
    <dc:creator>Julien Arino</dc:creator>
    <dc:date>2011-01-06T17:31:45</dc:date>
    <meta:print-date>2007-01-04T08:33:30</meta:print-date>
    <meta:editing-cycles>41</meta:editing-cycles>
    <meta:editing-duration>PT30H06M34S</meta:editing-duration>
    <meta:document-statistic meta:table-count="0" meta:image-count="0" meta:object-count="0" meta:page-count="2" meta:paragraph-count="31" meta:word-count="479" meta:character-count="3260"/>
    <meta:user-defined meta:name="Info 1"/>
    <meta:user-defined meta:name="Info 2"/>
    <meta:user-defined meta:name="Info 3"/>
    <meta:user-defined meta:name="Info 4"/>
  </office:meta>
</office:document-meta>
</file>